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f02b" officeooo:paragraph-rsid="0011f02b"/>
    </style:style>
    <style:style style:name="P2" style:family="paragraph" style:parent-style-name="Standard">
      <style:text-properties officeooo:rsid="00141deb" officeooo:paragraph-rsid="00141deb"/>
    </style:style>
    <style:style style:name="P3" style:family="paragraph" style:parent-style-name="Standard">
      <style:text-properties officeooo:rsid="00152c08" officeooo:paragraph-rsid="00141deb"/>
    </style:style>
    <style:style style:name="P4" style:family="paragraph" style:parent-style-name="Standard">
      <style:text-properties officeooo:rsid="0015f63a" officeooo:paragraph-rsid="0015f63a"/>
    </style:style>
    <style:style style:name="P5" style:family="paragraph" style:parent-style-name="Standard">
      <style:text-properties officeooo:rsid="00183b8e" officeooo:paragraph-rsid="00183b8e"/>
    </style:style>
    <style:style style:name="P6" style:family="paragraph" style:parent-style-name="Standard">
      <style:text-properties officeooo:rsid="0021b677" officeooo:paragraph-rsid="0021b677"/>
    </style:style>
    <style:style style:name="P7" style:family="paragraph" style:parent-style-name="Standard">
      <style:text-properties officeooo:rsid="00238371" officeooo:paragraph-rsid="00238371"/>
    </style:style>
    <style:style style:name="T1" style:family="text">
      <style:text-properties officeooo:rsid="0013358b"/>
    </style:style>
    <style:style style:name="T2" style:family="text">
      <style:text-properties officeooo:rsid="001a0e36"/>
    </style:style>
    <style:style style:name="T3" style:family="text">
      <style:text-properties officeooo:rsid="001d072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3">1. <text:span text:style-name="T1">Frage</text:span></text:p>
      <text:p text:style-name="P1">Soll der Anlieferer in der Lage sein, mehrere Müllsorten in einem Antrag anzugeben, oder wird immer nur eine Müllsorte auf einmal geliefert? Falls mehrere Müllsorten geliefert werden sollen, könnten dann Antrag-Templates ein zusätzliches Feature sein, um den Prozess des Ausfüllen des Anlieferantrags zu beschleunigen?</text:p>
      <text:p text:style-name="Heading_20_3">1. Antwort</text:p>
      <text:p text:style-name="P2">Pro Anlieferantrag soll exakt eine Müllsorte angeliefert werden. Falls mehrere Müllsorten geliefert werden, müssen mehrere Anträge eingereicht werden. <text:span text:style-name="T2">Templates werden wegen der Einfachkeit nicht benötigt.</text:span></text:p>
      <text:p text:style-name="P3"/>
      <text:p text:style-name="P3"/>
      <text:p text:style-name="P3"/>
      <text:p text:style-name="Heading_20_3">2. Frage</text:p>
      <text:p text:style-name="P4">Wie genau soll der Müll modelliert werden: Müllsäcke mit jeweils unterschiedlichem Gewicht, Müllsäcke mit festem Gewicht pro Sorte oder lediglich Gewicht? <text:span text:style-name="T3">Gibt es Bedingungen wie minimale Granularität des Gewichts?</text:span></text:p>
      <text:p text:style-name="Heading_20_3">2. Antwort</text:p>
      <text:p text:style-name="P5">Lediglich Gewicht. <text:span text:style-name="T2">Es wird davon ausgegangen, dass Müll lediglich in vollen Kilos gemessen, transferiert &amp; gelagert werden kann, nicht feiner.</text:span></text:p>
      <text:p text:style-name="P5"/>
      <text:p text:style-name="P5"/>
      <text:p text:style-name="P5"/>
      <text:p text:style-name="Heading_20_3">3. Frage</text:p>
      <text:p text:style-name="P6">Soll die Software die Contraints “maximale Anliefermenge” sowie “maximale Lagerkapazität” modellieren?</text:p>
      <text:p text:style-name="Heading_20_3">3. Antwort</text:p>
      <text:p text:style-name="P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1-11T18:28:28.824000000</dc:date>
    <meta:editing-duration>PT17M34S</meta:editing-duration>
    <meta:editing-cycles>19</meta:editing-cycles>
    <meta:generator>LibreOffice/4.4.5.2$Windows_x86 LibreOffice_project/a22f674fd25a3b6f45bdebf25400ed2adff0ff99</meta:generator>
    <meta:document-statistic meta:table-count="0" meta:image-count="0" meta:object-count="0" meta:page-count="1" meta:paragraph-count="12" meta:word-count="142" meta:character-count="1038" meta:non-whitespace-character-count="908"/>
  </office:meta>
</office:document-meta>
</file>